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3da9" officeooo:paragraph-rsid="00173da9"/>
    </style:style>
    <style:style style:name="P2" style:family="paragraph" style:parent-style-name="Standard">
      <style:text-properties officeooo:rsid="001f29f6" officeooo:paragraph-rsid="001f29f6"/>
    </style:style>
    <style:style style:name="P3" style:family="paragraph" style:parent-style-name="Standard">
      <style:text-properties officeooo:rsid="00205dd4" officeooo:paragraph-rsid="00205dd4"/>
    </style:style>
    <style:style style:name="P4" style:family="paragraph" style:parent-style-name="Standard">
      <style:text-properties officeooo:rsid="00209de0" officeooo:paragraph-rsid="00209de0"/>
    </style:style>
    <style:style style:name="P5" style:family="paragraph" style:parent-style-name="Standard">
      <style:text-properties officeooo:rsid="0021bd78" officeooo:paragraph-rsid="0021bd78"/>
    </style:style>
    <style:style style:name="P6" style:family="paragraph" style:parent-style-name="Standard">
      <style:text-properties officeooo:rsid="00231aab" officeooo:paragraph-rsid="00231aab"/>
    </style:style>
    <style:style style:name="P7" style:family="paragraph" style:parent-style-name="Standard">
      <style:text-properties officeooo:rsid="0024c03c" officeooo:paragraph-rsid="0024c03c"/>
    </style:style>
    <style:style style:name="P8" style:family="paragraph" style:parent-style-name="Standard">
      <style:text-properties officeooo:rsid="002713b0" officeooo:paragraph-rsid="002713b0"/>
    </style:style>
    <style:style style:name="P9" style:family="paragraph" style:parent-style-name="Standard">
      <style:text-properties officeooo:rsid="0028920f" officeooo:paragraph-rsid="0028920f"/>
    </style:style>
    <style:style style:name="P10" style:family="paragraph" style:parent-style-name="Standard">
      <style:text-properties officeooo:rsid="0028f732" officeooo:paragraph-rsid="0028f732"/>
    </style:style>
    <style:style style:name="P11" style:family="paragraph" style:parent-style-name="Standard">
      <style:text-properties officeooo:rsid="002caf9c" officeooo:paragraph-rsid="002caf9c"/>
    </style:style>
    <style:style style:name="P12" style:family="paragraph" style:parent-style-name="Standard">
      <style:text-properties officeooo:rsid="002effe4" officeooo:paragraph-rsid="002effe4"/>
    </style:style>
    <style:style style:name="P13" style:family="paragraph" style:parent-style-name="Standard">
      <style:text-properties officeooo:rsid="00307b1b" officeooo:paragraph-rsid="00307b1b"/>
    </style:style>
    <style:style style:name="P14" style:family="paragraph" style:parent-style-name="Standard">
      <style:text-properties officeooo:rsid="00326260" officeooo:paragraph-rsid="00326260"/>
    </style:style>
    <style:style style:name="P15" style:family="paragraph" style:parent-style-name="Standard">
      <style:text-properties officeooo:rsid="00344edd" officeooo:paragraph-rsid="00344edd"/>
    </style:style>
    <style:style style:name="P16" style:family="paragraph" style:parent-style-name="Standard">
      <style:text-properties officeooo:rsid="0034d32f" officeooo:paragraph-rsid="0034d32f"/>
    </style:style>
    <style:style style:name="P17" style:family="paragraph" style:parent-style-name="Standard">
      <style:text-properties officeooo:rsid="00355e86" officeooo:paragraph-rsid="00355e86"/>
    </style:style>
    <style:style style:name="P18" style:family="paragraph" style:parent-style-name="Standard">
      <style:text-properties officeooo:rsid="0036ee69" officeooo:paragraph-rsid="0036ee69"/>
    </style:style>
    <style:style style:name="P19" style:family="paragraph" style:parent-style-name="Standard">
      <style:text-properties officeooo:rsid="00389286" officeooo:paragraph-rsid="00389286"/>
    </style:style>
    <style:style style:name="P20" style:family="paragraph" style:parent-style-name="Standard">
      <style:text-properties officeooo:rsid="003bc035" officeooo:paragraph-rsid="003bc035"/>
    </style:style>
    <style:style style:name="P21" style:family="paragraph" style:parent-style-name="Standard">
      <style:text-properties officeooo:rsid="003faea0" officeooo:paragraph-rsid="003faea0"/>
    </style:style>
    <style:style style:name="P22" style:family="paragraph" style:parent-style-name="Standard">
      <style:text-properties officeooo:rsid="003fb7dd" officeooo:paragraph-rsid="003fb7dd"/>
    </style:style>
    <style:style style:name="P23" style:family="paragraph" style:parent-style-name="Standard">
      <style:text-properties officeooo:rsid="00438e30" officeooo:paragraph-rsid="00438e30"/>
    </style:style>
    <style:style style:name="P24" style:family="paragraph" style:parent-style-name="Standard">
      <style:text-properties officeooo:rsid="0043cd38" officeooo:paragraph-rsid="0043cd38"/>
    </style:style>
    <style:style style:name="P25" style:family="paragraph" style:parent-style-name="Standard">
      <style:text-properties officeooo:rsid="0044525d" officeooo:paragraph-rsid="0044525d"/>
    </style:style>
    <style:style style:name="P26" style:family="paragraph" style:parent-style-name="Standard">
      <style:text-properties officeooo:rsid="00460f6d" officeooo:paragraph-rsid="00460f6d"/>
    </style:style>
    <style:style style:name="P27" style:family="paragraph" style:parent-style-name="Standard">
      <style:text-properties officeooo:rsid="004664b6" officeooo:paragraph-rsid="004664b6"/>
    </style:style>
    <style:style style:name="P28" style:family="paragraph" style:parent-style-name="Standard">
      <style:text-properties officeooo:rsid="00495144" officeooo:paragraph-rsid="00495144"/>
    </style:style>
    <style:style style:name="P29" style:family="paragraph" style:parent-style-name="Standard">
      <style:text-properties officeooo:rsid="004a9dd1" officeooo:paragraph-rsid="004a9dd1"/>
    </style:style>
    <style:style style:name="P30" style:family="paragraph" style:parent-style-name="Standard">
      <style:text-properties officeooo:rsid="004be282" officeooo:paragraph-rsid="004be282"/>
    </style:style>
    <style:style style:name="P31" style:family="paragraph" style:parent-style-name="Standard">
      <style:text-properties officeooo:rsid="004ea3fb" officeooo:paragraph-rsid="004ea3fb"/>
    </style:style>
    <style:style style:name="P32" style:family="paragraph" style:parent-style-name="Standard">
      <style:text-properties officeooo:rsid="00508d46" officeooo:paragraph-rsid="00508d46"/>
    </style:style>
    <style:style style:name="P33" style:family="paragraph" style:parent-style-name="Standard">
      <style:text-properties officeooo:rsid="0051e602" officeooo:paragraph-rsid="0051e602"/>
    </style:style>
    <style:style style:name="P34" style:family="paragraph" style:parent-style-name="Standard">
      <style:text-properties officeooo:rsid="0054cc91" officeooo:paragraph-rsid="0054cc91"/>
    </style:style>
    <style:style style:name="P35" style:family="paragraph" style:parent-style-name="Standard">
      <style:text-properties officeooo:rsid="00553e8b" officeooo:paragraph-rsid="00553e8b"/>
    </style:style>
    <style:style style:name="P36" style:family="paragraph" style:parent-style-name="Standard">
      <style:text-properties officeooo:rsid="005603be" officeooo:paragraph-rsid="005603be"/>
    </style:style>
    <style:style style:name="P37" style:family="paragraph" style:parent-style-name="Standard">
      <style:text-properties officeooo:rsid="00582d6b" officeooo:paragraph-rsid="00582d6b"/>
    </style:style>
    <style:style style:name="P38" style:family="paragraph" style:parent-style-name="Standard">
      <style:text-properties officeooo:rsid="0059c161" officeooo:paragraph-rsid="0059c161"/>
    </style:style>
    <style:style style:name="P39" style:family="paragraph" style:parent-style-name="Standard">
      <style:text-properties officeooo:rsid="0059f8dc" officeooo:paragraph-rsid="0059f8dc"/>
    </style:style>
    <style:style style:name="P40" style:family="paragraph" style:parent-style-name="Standard">
      <style:text-properties officeooo:rsid="005db5ff" officeooo:paragraph-rsid="005db5ff"/>
    </style:style>
    <style:style style:name="P41" style:family="paragraph" style:parent-style-name="Standard">
      <style:text-properties officeooo:rsid="005fa06b" officeooo:paragraph-rsid="005fa06b"/>
    </style:style>
    <style:style style:name="P42" style:family="paragraph" style:parent-style-name="Standard">
      <style:text-properties officeooo:rsid="006010ec" officeooo:paragraph-rsid="006010ec"/>
    </style:style>
    <style:style style:name="P43" style:family="paragraph" style:parent-style-name="Standard">
      <style:text-properties officeooo:rsid="00617757" officeooo:paragraph-rsid="00617757"/>
    </style:style>
    <style:style style:name="P44" style:family="paragraph" style:parent-style-name="Standard">
      <style:text-properties officeooo:rsid="00634fc2" officeooo:paragraph-rsid="00634fc2"/>
    </style:style>
    <style:style style:name="P45" style:family="paragraph" style:parent-style-name="Standard">
      <style:text-properties officeooo:rsid="00173da9" officeooo:paragraph-rsid="0067b2e3"/>
    </style:style>
    <style:style style:name="T1" style:family="text">
      <style:text-properties officeooo:rsid="00182ec1"/>
    </style:style>
    <style:style style:name="T2" style:family="text">
      <style:text-properties officeooo:rsid="00191e64"/>
    </style:style>
    <style:style style:name="T3" style:family="text">
      <style:text-properties officeooo:rsid="00210828"/>
    </style:style>
    <style:style style:name="T4" style:family="text">
      <style:text-properties officeooo:rsid="002194d5"/>
    </style:style>
    <style:style style:name="T5" style:family="text">
      <style:text-properties officeooo:rsid="0022a2af"/>
    </style:style>
    <style:style style:name="T6" style:family="text">
      <style:text-properties officeooo:rsid="00262e7e"/>
    </style:style>
    <style:style style:name="T7" style:family="text">
      <style:text-properties officeooo:rsid="002ae566"/>
    </style:style>
    <style:style style:name="T8" style:family="text">
      <style:text-properties officeooo:rsid="002d9367"/>
    </style:style>
    <style:style style:name="T9" style:family="text">
      <style:text-properties officeooo:rsid="002f3716"/>
    </style:style>
    <style:style style:name="T10" style:family="text">
      <style:text-properties officeooo:rsid="00355e86"/>
    </style:style>
    <style:style style:name="T11" style:family="text">
      <style:text-properties officeooo:rsid="003a6a46"/>
    </style:style>
    <style:style style:name="T12" style:family="text">
      <style:text-properties officeooo:rsid="003d7e41"/>
    </style:style>
    <style:style style:name="T13" style:family="text">
      <style:text-properties officeooo:rsid="0041841a"/>
    </style:style>
    <style:style style:name="T14" style:family="text">
      <style:text-properties officeooo:rsid="00571d5b"/>
    </style:style>
    <style:style style:name="T15" style:family="text">
      <style:text-properties officeooo:rsid="005b3bea"/>
    </style:style>
    <style:style style:name="T16" style:family="text">
      <style:text-properties officeooo:rsid="0067b2e3"/>
    </style:style>
    <style:style style:name="T17" style:family="text">
      <style:text-properties officeooo:rsid="006a30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<text:span text:style-name="T6">D1</text:span></text:p>
      <text:p text:style-name="P1"/>
      <text:p text:style-name="P45"><text:span text:style-name="T1">Syntax parser.</text:span></text:p>
      <text:p text:style-name="P45"/>
      <text:p text:style-name="P45"><text:span text:style-name="T16">Global context.</text:span><text:line-break/>Lexical <text:span text:style-name="T17">scope.</text:span><text:line-break/>Execution context.<text:line-break/><text:line-break/><text:span text:style-name="T2">Name value pair.<text:line-break/>Object.<text:line-break/>Global execution context. -- it creates ‘global object’ &amp; ‘this’.<text:line-break/>‘global object’, ‘this’, ‘outer environment’, ‘your code’.<text:line-break/>Hoisting.<text:line-break/>Setup memory space for variables &amp; function “Hosting”.</text:span></text:p>
      <text:p text:style-name="P2">Undefined.</text:p>
      <text:p text:style-name="P3">Creation phase and execution phase.</text:p>
      <text:p text:style-name="P4"><text:span text:style-name="T3">JS behaves </text:span>Single threader <text:span text:style-name="T4">&amp; Synchronous.</text:span></text:p>
      <text:p text:style-name="P5">Function invocation &amp; Execution stack.<text:line-break/><text:span text:style-name="T5">Variable environment.</text:span></text:p>
      <text:p text:style-name="P6">Scope chain.</text:p>
      <text:p text:style-name="P7">Let (block scoping)</text:p>
      <text:p text:style-name="P7"/>
      <text:p text:style-name="P7">-----------------------------------------------------------<text:span text:style-name="T6">D2</text:span></text:p>
      <text:p text:style-name="P7"/>
      <text:p text:style-name="P8">Event queue</text:p>
      <text:p text:style-name="P9">dynamic typing</text:p>
      <text:p text:style-name="P10">primitive <text:span text:style-name="T7">type</text:span>: <text:span text:style-name="T7">undefined, null, boolean, number, string, symbol.</text:span></text:p>
      <text:p text:style-name="P11">Operators. <text:span text:style-name="T8">(operators are actually functions)</text:span></text:p>
      <text:p text:style-name="P12">Operator precedence &amp; associativity. <text:span text:style-name="T9">(MDN docs)</text:span></text:p>
      <text:p text:style-name="P13">Coercion: converting a value of one type to other.</text:p>
      <text:p text:style-name="P14">Comparison operator.</text:p>
      <text:p text:style-name="P15">False is 0, True is 1.</text:p>
      <text:p text:style-name="P16">== vs ===</text:p>
      <text:p text:style-name="P16"><text:s/><text:span text:style-name="T10">Object have property &amp; methods.</text:span></text:p>
      <text:p text:style-name="P17">1. primitive (property)</text:p>
      <text:p text:style-name="P17">2. object (property)</text:p>
      <text:p text:style-name="P17">3. function (method)</text:p>
      <text:p text:style-name="P18">Object literals.</text:p>
      <text:p text:style-name="P19">Namespace: container for variables &amp; functions <text:span text:style-name="T11">with same name separate.</text:span></text:p>
      <text:p text:style-name="P21">JSON &amp; Object literals.</text:p>
      <text:p text:style-name="P20">JSON<text:span text:style-name="T12"> is subset of object literal syntax)</text:span></text:p>
      <text:p text:style-name="P22">JSON.stringify to convert object into JSON.</text:p>
      <text:p text:style-name="P22">JSON.parse to convert <text:span text:style-name="T13">JSON</text:span> into object.</text:p>
      <text:p text:style-name="P23">Functions are objects.</text:p>
      <text:p text:style-name="P24">Expression: A unit of code that results in a value.</text:p>
      <text:p text:style-name="P25">By value vs By reference.</text:p>
      <text:p text:style-name="P25"/>
      <text:p text:style-name="P25">------------------------------------------------------------<text:span text:style-name="T15">D3</text:span></text:p>
      <text:p text:style-name="P26">Array</text:p>
      <text:p text:style-name="P27">arguments</text:p>
      <text:p text:style-name="P27">spread</text:p>
      <text:p text:style-name="P28">IIFE</text:p>
      <text:p text:style-name="P29"><text:soft-page-break/>closures</text:p>
      <text:p text:style-name="P30">closures &amp; callbacks</text:p>
      <text:p text:style-name="P31">bind, call, apply.</text:p>
      <text:p text:style-name="P32">Functional programming.</text:p>
      <text:p text:style-name="P33">Prototype</text:p>
      <text:p text:style-name="P34">function constructor, new keyword.</text:p>
      <text:p text:style-name="P35">For in</text:p>
      <text:p text:style-name="P36">Polyfill: code that adds a feature which the engine lacks.</text:p>
      <text:p text:style-name="P36">‘<text:span text:style-name="T14">extends’ sets the prototype</text:span></text:p>
      <text:p text:style-name="P37">synathatic sugar: a diff way to write something that doesnt change its working.</text:p>
      <text:p text:style-name="P38">Typeof</text:p>
      <text:p text:style-name="P39">use strict</text:p>
      <text:p text:style-name="P40">factory function</text:p>
      <text:p text:style-name="P40">constructor function</text:p>
      <text:p text:style-name="P41">getters – access properties</text:p>
      <text:p text:style-name="P41">setters – mutate properties</text:p>
      <text:p text:style-name="P42">spread operator</text:p>
      <text:p text:style-name="P43">filter</text:p>
      <text:p text:style-name="P43">map</text:p>
      <text:p text:style-name="P43">slice </text:p>
      <text:p text:style-name="P43">trip</text:p>
      <text:p text:style-name="P44">conc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5:39:19.848565119</meta:creation-date>
    <dc:date>2020-04-17T13:16:14.863076586</dc:date>
    <meta:editing-duration>PT22H9M15S</meta:editing-duration>
    <meta:editing-cycles>68</meta:editing-cycles>
    <meta:generator>LibreOffice/6.0.7.3$Linux_X86_64 LibreOffice_project/00m0$Build-3</meta:generator>
    <meta:document-statistic meta:table-count="0" meta:image-count="0" meta:object-count="0" meta:page-count="2" meta:paragraph-count="59" meta:word-count="245" meta:character-count="1798" meta:non-whitespace-character-count="1610"/>
  </office:meta>
</office:document-meta>
</file>